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16.695cm"/>
        </style:tab-stops>
      </style:paragraph-properties>
    </style:style>
    <style:style style:name="P2" style:family="paragraph" style:parent-style-name="Heading_20_1">
      <style:paragraph-properties>
        <style:tab-stops>
          <style:tab-stop style:position="16.695cm"/>
        </style:tab-stops>
      </style:paragraph-properties>
      <style:text-properties officeooo:paragraph-rsid="00055813"/>
    </style:style>
    <style:style style:name="P3" style:family="paragraph" style:parent-style-name="Standard">
      <style:text-properties officeooo:rsid="00055813" officeooo:paragraph-rsid="00055813"/>
    </style:style>
    <style:style style:name="P4" style:family="paragraph" style:parent-style-name="Standard">
      <style:paragraph-properties>
        <style:tab-stops>
          <style:tab-stop style:position="16.484cm"/>
        </style:tab-stops>
      </style:paragraph-properties>
      <style:text-properties officeooo:rsid="00055813" officeooo:paragraph-rsid="00055813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Your Favourite Pet Questionaire</text:h>
      <text:p text:style-name="P3"/>
      <text:p text:style-name="P4">Typ: <text:span text:style-name="T1"><text:tab/></text:span></text:p>
      <text:p text:style-name="P4"/>
      <text:p text:style-name="P4">Name: <text:span text:style-name="T1"><text:tab/></text:span></text:p>
      <text:p text:style-name="P4"/>
      <text:p text:style-name="P4">Height: <text:span text:style-name="T1"><text:tab/></text:span> </text:p>
      <text:p text:style-name="P4"/>
      <text:p text:style-name="P4">Colour: <text:span text:style-name="T1"><text:tab/></text:span></text:p>
      <text:p text:style-name="P4"/>
      <text:p text:style-name="P4">Own It: <text:span text:style-name="T1"><text:tab/></text:span></text:p>
      <text:p text:style-name="P4"/>
      <text:p text:style-name="P4">DOB: <text:span text:style-name="T1"><text:tab/></text:span></text:p>
      <text:p text:style-name="P4"><text:span text:style-name="T1"/></text:p>
      <text:p text:style-name="P4"><text:span text:style-name="T1"/></text:p>
      <text:p text:style-name="P3"/>
      <text:h text:style-name="P2" text:outline-level="1">Your Favourite Pet Questionaire</text:h>
      <text:p text:style-name="P3"/>
      <text:p text:style-name="P4">Typ: <text:span text:style-name="T1"><text:tab/></text:span></text:p>
      <text:p text:style-name="P4"/>
      <text:p text:style-name="P4">Name: <text:span text:style-name="T1"><text:tab/></text:span></text:p>
      <text:p text:style-name="P4"/>
      <text:p text:style-name="P4">Height: <text:span text:style-name="T1"><text:tab/></text:span> </text:p>
      <text:p text:style-name="P4"/>
      <text:p text:style-name="P4">Colour: <text:span text:style-name="T1"><text:tab/></text:span></text:p>
      <text:p text:style-name="P4"/>
      <text:p text:style-name="P4">Own It: <text:span text:style-name="T1"><text:tab/></text:span></text:p>
      <text:p text:style-name="P4"/>
      <text:p text:style-name="P4">DOB: <text:span text:style-name="T1"><text:tab/></text:span></text:p>
      <text:p text:style-name="P4"><text:span text:style-name="T1"/></text:p>
      <text:p text:style-name="P4"><text:span text:style-name="T1"/></text:p>
      <text:p text:style-name="P3"/>
      <text:h text:style-name="P2" text:outline-level="1">Your Favourite Pet Questionaire</text:h>
      <text:p text:style-name="P3"/>
      <text:p text:style-name="P4">Typ: <text:span text:style-name="T1"><text:tab/></text:span></text:p>
      <text:p text:style-name="P4"/>
      <text:p text:style-name="P4">Name: <text:span text:style-name="T1"><text:tab/></text:span></text:p>
      <text:p text:style-name="P4"/>
      <text:p text:style-name="P4">Height: <text:span text:style-name="T1"><text:tab/></text:span> </text:p>
      <text:p text:style-name="P4"/>
      <text:p text:style-name="P4">Colour: <text:span text:style-name="T1"><text:tab/></text:span></text:p>
      <text:p text:style-name="P4"/>
      <text:p text:style-name="P4">Own It: <text:span text:style-name="T1"><text:tab/></text:span></text:p>
      <text:p text:style-name="P4"/>
      <text:p text:style-name="P4">DOB: <text:span text:style-name="T1"><text:tab/></text:span></text:p>
      <text:p text:style-name="P4"><text:span text:style-name="T1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9:51:28.390744805</meta:creation-date>
    <meta:print-date>2024-11-26T15:06:58.076977137</meta:print-date>
    <meta:printed-by>PDF files</meta:printed-by>
    <dc:date>2024-11-26T15:08:05.268599844</dc:date>
    <meta:editing-duration>PT1M7S</meta:editing-duration>
    <meta:editing-cycles>1</meta:editing-cycles>
    <meta:document-statistic meta:table-count="0" meta:image-count="0" meta:object-count="0" meta:page-count="1" meta:paragraph-count="21" meta:word-count="33" meta:character-count="234" meta:non-whitespace-character-count="183"/>
    <meta:generator>LibreOffice/24.2.6.2$Linux_X86_64 LibreOffice_project/420$Build-2</meta:generator>
  </office:meta>
</office:document-meta>
</file>